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ccff00" fo:border="0.74pt solid #000000"/>
    </style:style>
    <style:style style:name="ce3" style:family="table-cell" style:parent-style-name="Default">
      <style:table-cell-properties fo:background-color="#66cc00" fo:border="0.74pt solid #000000"/>
    </style:style>
    <style:style style:name="ce4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0000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37">
      <style:table-cell-properties fo:background-color="#ccff00" fo:border="0.74pt solid #000000"/>
    </style:style>
    <style:style style:name="ce9" style:family="table-cell" style:parent-style-name="Default" style:data-style-name="N37">
      <style:table-cell-properties fo:background-color="#66cc00" fo:border="0.74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7.47mm" svg:height="103.85mm" svg:x="-0.62mm" svg:y="75.16mm">
            <loext:p draw:notify-on-update-of-ranges="Hoja1.D2:Hoja1.D7 Hoja1.E1:Hoja1.E1 Hoja1.E2:Hoja1.E7 Hoja1.E1:Hoja1.E1 Hoja1.F1:Hoja1.F1 Hoja1.F2:Hoja1.F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Función</text:p>
          </table:table-cell>
          <table:table-cell table:style-name="ce5" office:value-type="string" calcext:value-type="string">
            <text:p>Tiempo</text:p>
          </table:table-cell>
          <table:table-cell table:style-name="ce7"/>
          <table:table-cell table:style-name="ce1" office:value-type="string" calcext:value-type="string">
            <text:p>Fecha reunión</text:p>
          </table:table-cell>
          <table:table-cell table:style-name="ce1" office:value-type="string" calcext:value-type="string">
            <text:p>Horas empleadas</text:p>
          </table:table-cell>
          <table:table-cell table:style-name="ce1" office:value-type="string" calcext:value-type="string">
            <text:p>Horas restantes</text:p>
          </table:table-cell>
          <table:table-cell table:style-name="ce10"/>
          <table:table-cell/>
        </table:table-row>
        <table:table-row table:style-name="ro1">
          <table:table-cell table:style-name="ce2" office:value-type="string" calcext:value-type="string">
            <text:p>Buscar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8" office:value-type="date" office:date-value="2018-11-28" calcext:value-type="date">
            <text:p>28/11/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uxiliares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9" office:value-type="date" office:date-value="2018-12-05" calcext:value-type="date">
            <text:p>05/12/18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([.F2]-[.E3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strar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8" office:value-type="date" office:date-value="2018-12-09" calcext:value-type="date">
            <text:p>09/12/18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([.F3]-[.E4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nsertar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9" office:value-type="date" office:date-value="2018-12-12" calcext:value-type="date">
            <text:p>12/12/18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([.F4]-[.E5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dificar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8" office:value-type="date" office:date-value="2018-12-14" calcext:value-type="date">
            <text:p>14/12/18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([.F5]-[.E6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orrar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9" office:value-type="date" office:date-value="2018-12-16" calcext:value-type="date">
            <text:p>16/12/1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strarTodos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8"/>
          <table:table-cell table:style-name="ce2"/>
          <table:table-cell table:style-name="ce2" table:formula="of:=([.F7]-[.E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ostrarGrupo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9"/>
          <table:table-cell table:style-name="ce3"/>
          <table:table-cell table:style-name="ce3" table:formula="of:=([.F8]-[.E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argarCopia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8"/>
          <table:table-cell table:style-name="ce2"/>
          <table:table-cell table:style-name="ce2" table:formula="of:=([.F9]-[.E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rearCopia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9"/>
          <table:table-cell table:style-name="ce3"/>
          <table:table-cell table:style-name="ce3" table:formula="of:=([.F10]-[.E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8"/>
          <table:table-cell table:style-name="ce2"/>
          <table:table-cell table:style-name="ce2" table:formula="of:=([.F11]-[.E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egistro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9"/>
          <table:table-cell table:style-name="ce3"/>
          <table:table-cell table:style-name="ce3" table:formula="of:=([.F12]-[.E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/>
          <table:table-cell table:style-name="ce2"/>
          <table:table-cell table:style-name="ce2" table:formula="of:=([.F13]-[.E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Horas totales</text:p>
          </table:table-cell>
          <table:table-cell table:style-name="ce6" table:formula="of:=SUM([.B2:.B13])" office:value-type="float" office:value="67" calcext:value-type="float">
            <text:p>67</text:p>
          </table:table-cell>
          <table:table-cell/>
          <table:table-cell table:style-name="ce9"/>
          <table:table-cell table:style-name="ce3"/>
          <table:table-cell table:style-name="ce3" table:formula="of:=([.F14]-[.E15]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table:number-columns-repeated="7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6">00/00/0000</text:date>, <text:time style:data-style-name="N2" text:time-value="22:48:52.8316837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1:55:08.458089756</meta:creation-date>
    <dc:date>2018-12-16T23:14:46.578142063</dc:date>
    <meta:editing-duration>PT1H17M24S</meta:editing-duration>
    <meta:editing-cycles>10</meta:editing-cycles>
    <meta:generator>LibreOffice/5.1.6.2$Linux_X86_64 LibreOffice_project/10m0$Build-2</meta:generator>
    <meta:document-statistic meta:table-count="1" meta:cell-count="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37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48cm" svg:height="10.386cm" xlink:href=".." xlink:type="simple" chart:class="chart:bar" chart:column-mapping="0 1" chart:style-name="ch1">
        <chart:title svg:x="6.203cm" svg:y="0.343cm" chart:style-name="ch2">
          <text:p>Burndown Chart</text:p>
        </chart:title>
        <chart:legend chart:legend-position="bottom" svg:x="4.187cm" svg:y="9.603cm" style:legend-expansion="wide" chart:style-name="ch3"/>
        <chart:plot-area chart:style-name="ch4" table:cell-range-address="Hoja1.D1:Hoja1.F7" chart:data-source-has-labels="both" svg:x="0.558cm" svg:y="1.324cm" svg:width="14.976cm" svg:height="7.081cm">
          <chartooo:coordinate-region svg:x="1.179cm" svg:y="1.523cm" svg:width="14.355cm" svg:height="6.235cm"/>
          <chart:axis chart:dimension="x" chart:name="primary-x" chart:style-name="ch5" chartooo:axis-type="text">
            <chart:title svg:x="7.156cm" svg:y="8.394cm" chart:style-name="ch6">
              <text:p>Reuniones</text:p>
            </chart:title>
            <chart:categories table:cell-range-address="Hoja1.D2:Hoja1.D7"/>
          </chart:axis>
          <chart:axis chart:dimension="x" chart:name="secondary-x" chart:style-name="ch7"/>
          <chart:axis chart:dimension="y" chart:name="primary-y" chart:style-name="ch8">
            <chart:title svg:x="0cm" svg:y="5.28cm" chart:style-name="ch9">
              <text:p>Horas</text:p>
            </chart:title>
            <chart:grid chart:style-name="ch10" chart:class="major"/>
          </chart:axis>
          <chart:series chart:style-name="ch11" chart:values-cell-range-address="Hoja1.E2:Hoja1.E7" chart:label-cell-address="Hoja1.E1:Hoja1.E1" chart:class="chart:bar">
            <chart:data-point chart:repeated="6"/>
            <loext:propertry-mapping loext:property="BorderColor" loext:cell-range-address="Hoja1.E1:Hoja1.E1"/>
          </chart:series>
          <chart:series chart:style-name="ch12" chart:values-cell-range-address="Hoja1.F2:Hoja1.F7" chart:label-cell-address="Hoja1.F1:Hoja1.F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mpleadas</text:p>
                <draw:g>
                  <svg:desc>Hoja1.E1:Hoja1.E1</svg:desc>
                </draw:g>
              </table:table-cell>
              <table:table-cell office:value-type="string">
                <text:p/>
              </table:table-cell>
              <table:table-cell office:value-type="string">
                <text:p>Horas restantes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float" office:value="43432">
                <text:p>43432</text:p>
                <draw:g>
                  <svg:desc>Hoja1.D2:Hoja1.D7</svg:desc>
                </draw:g>
              </table:table-cell>
              <table:table-cell office:value-type="float" office:value="0">
                <text:p>0</text:p>
                <draw:g>
                  <svg:desc>Hoja1.E2:Hoja1.E7</svg:desc>
                </draw:g>
              </table:table-cell>
              <table:table-cell office:value-type="float" office:value="NaN">
                <text:p>NaN</text:p>
                <draw:g>
                  <svg:desc>Hoja1.E1:Hoja1.E1</svg:desc>
                </draw:g>
              </table:table-cell>
              <table:table-cell office:value-type="float" office:value="67">
                <text:p>67</text:p>
                <draw:g>
                  <svg:desc>Hoja1.F2:Hoja1.F7</svg:desc>
                </draw:g>
              </table:table-cell>
            </table:table-row>
            <table:table-row>
              <table:table-cell office:value-type="float" office:value="43439">
                <text:p>4343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443">
                <text:p>4344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446">
                <text:p>4344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448">
                <text:p>43448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450">
                <text:p>43450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